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83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23.48mm"/>
    </style:style>
    <style:style style:name="co4" style:family="table-column">
      <style:table-column-properties fo:break-before="auto" style:column-width="27.85mm"/>
    </style:style>
    <style:style style:name="co5" style:family="table-column">
      <style:table-column-properties fo:break-before="auto" style:column-width="27.39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17.73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ta1" style:family="table" style:master-page-name="PageStyle_5f_Mo_5f_példa_5f_06_5f_a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border-bottom="none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none" fo:padding="0.71mm" style:rotation-align="none"/>
    </style:style>
    <style:style style:name="ce1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Excel_5f_BuiltIn_5f_Currency" style:data-style-name="N13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Excel_5f_BuiltIn_5f_Currency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fo:border-bottom="none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o_példa_06_a" table:style-name="ta1">
        <office:forms form:automatic-focus="false" form:apply-design-mode="false"/>
        <table:shapes>
          <draw:frame draw:z-index="0" draw:style-name="gr1" draw:text-style-name="P1" svg:width="261.31mm" svg:height="138.4mm" svg:x="5.46mm" svg:y="78.96mm">
            <loext:p draw:notify-on-update-of-ranges="Mo_példa_06_a.E10:Mo_példa_06_a.H10 Mo_példa_06_a.D11:Mo_példa_06_a.D11 Mo_példa_06_a.E11:Mo_példa_06_a.H11 Mo_példa_06_a.D12:Mo_példa_06_a.D12 Mo_példa_06_a.E12:Mo_példa_06_a.H12 Mo_példa_06_a.D13:Mo_példa_06_a.D13 Mo_példa_06_a.E13:Mo_példa_06_a.H13 Mo_példa_06_a.D14:Mo_példa_06_a.D14 Mo_példa_06_a.E14:Mo_példa_06_a.H1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1" table:default-cell-style-name="ce5"/>
        <table:table-column table:style-name="co5" table:default-cell-style-name="ce5"/>
        <table:table-column table:style-name="co1" table:default-cell-style-name="ce5"/>
        <table:table-column table:style-name="co6" table:default-cell-style-name="ce5"/>
        <table:table-column table:style-name="co1" table:default-cell-style-name="ce5"/>
        <table:table-column table:style-name="co7" table:number-columns-repeated="1015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Selled quantitiy <text:s/>(piece)</text:p>
          </table:table-cell>
          <table:covered-table-cell table:number-columns-repeated="4" table:style-name="ce8"/>
          <table:covered-table-cell table:style-name="ce12"/>
          <table:table-cell table:number-columns-repeated="1018"/>
        </table:table-row>
        <table:table-row table:style-name="ro1">
          <table:table-cell table:style-name="ce2" office:value-type="string" calcext:value-type="string">
            <text:p>Product name</text:p>
          </table:table-cell>
          <table:table-cell table:style-name="ce9" office:value-type="string" calcext:value-type="string">
            <text:p>1. quarter</text:p>
          </table:table-cell>
          <table:table-cell table:style-name="ce9" office:value-type="string" calcext:value-type="string">
            <text:p>2. quarter</text:p>
          </table:table-cell>
          <table:table-cell table:style-name="ce9" office:value-type="string" calcext:value-type="string">
            <text:p>3. quarter</text:p>
          </table:table-cell>
          <table:table-cell table:style-name="ce9" office:value-type="string" calcext:value-type="string">
            <text:p>4. quarter</text:p>
          </table:table-cell>
          <table:table-cell table:style-name="ce19" office:value-type="string" calcext:value-type="string">
            <text:p>Total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nkjet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162" calcext:value-type="float">
            <text:p>162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129" calcext:value-type="float">
            <text:p>129</text:p>
          </table:table-cell>
          <table:table-cell table:style-name="ce20" table:formula="of:=SUM([.B3:.E3])" office:value-type="float" office:value="475" calcext:value-type="float">
            <text:p>475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eser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88" calcext:value-type="float">
            <text:p>88</text:p>
          </table:table-cell>
          <table:table-cell table:style-name="ce20" table:formula="of:=SUM([.B4:.E4])" office:value-type="float" office:value="233" calcext:value-type="float">
            <text:p>233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Multifunction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00" calcext:value-type="float">
            <text:p>100</text:p>
          </table:table-cell>
          <table:table-cell table:style-name="ce20" table:formula="of:=SUM([.B5:.E5])" office:value-type="float" office:value="215" calcext:value-type="float">
            <text:p>215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Picture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60" calcext:value-type="float">
            <text:p>60</text:p>
          </table:table-cell>
          <table:table-cell table:style-name="ce20" table:formula="of:=SUM([.B6:.E6])" office:value-type="float" office:value="150" calcext:value-type="float">
            <text:p>150</text:p>
          </table:table-cell>
          <table:table-cell table:style-name="ce22"/>
          <table:table-cell table:number-columns-repeated="1017"/>
        </table:table-row>
        <table:table-row table:style-name="ro2">
          <table:table-cell table:style-name="ce4" office:value-type="string" calcext:value-type="string">
            <text:p>Total</text:p>
          </table:table-cell>
          <table:table-cell table:style-name="ce11" table:formula="of:=SUM([.B3:.B6])" office:value-type="float" office:value="158" calcext:value-type="float">
            <text:p>158</text:p>
          </table:table-cell>
          <table:table-cell table:style-name="ce11" table:formula="of:=SUM([.C3:.C6])" office:value-type="float" office:value="297" calcext:value-type="float">
            <text:p>297</text:p>
          </table:table-cell>
          <table:table-cell table:style-name="ce11" table:formula="of:=SUM([.D3:.D6])" office:value-type="float" office:value="241" calcext:value-type="float">
            <text:p>241</text:p>
          </table:table-cell>
          <table:table-cell table:style-name="ce11" table:formula="of:=SUM([.E3:.E6])" office:value-type="float" office:value="377" calcext:value-type="float">
            <text:p>377</text:p>
          </table:table-cell>
          <table:table-cell table:style-name="ce21" table:formula="of:=SUM([.B7:.E7])" office:value-type="float" office:value="1073" calcext:value-type="float">
            <text:p>107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Unit Price (Ft)</text:p>
          </table:table-cell>
          <table:covered-table-cell table:style-name="ce12"/>
          <table:table-cell/>
          <table:table-cell table:style-name="ce1" office:value-type="string" calcext:value-type="string" table:number-columns-spanned="5" table:number-rows-spanned="1">
            <text:p>Income (Ft)</text:p>
          </table:table-cell>
          <table:covered-table-cell table:number-columns-repeated="3" table:style-name="ce8"/>
          <table:covered-table-cell table:style-name="ce12"/>
          <table:table-cell table:number-columns-repeated="1016"/>
        </table:table-row>
        <table:table-row table:style-name="ro1">
          <table:table-cell table:style-name="ce6"/>
          <table:table-cell table:style-name="ce13"/>
          <table:table-cell/>
          <table:table-cell table:style-name="ce2" table:formula="of:=[.A2]" office:value-type="string" office:string-value="Product name" calcext:value-type="string">
            <text:p>Product name</text:p>
          </table:table-cell>
          <table:table-cell table:style-name="ce35" table:formula="of:=[.B2]" office:value-type="string" office:string-value="1. quarter" calcext:value-type="string">
            <text:p>1. quarter</text:p>
          </table:table-cell>
          <table:table-cell table:style-name="ce35" table:formula="of:=[.C2]" office:value-type="string" office:string-value="2. quarter" calcext:value-type="string">
            <text:p>2. quarter</text:p>
          </table:table-cell>
          <table:table-cell table:style-name="ce35" table:formula="of:=[.D2]" office:value-type="string" office:string-value="3. quarter" calcext:value-type="string">
            <text:p>3. quarter</text:p>
          </table:table-cell>
          <table:table-cell table:style-name="ce20" table:formula="of:=[.E2]" office:value-type="string" office:string-value="4. quarter" calcext:value-type="string">
            <text:p>4. quarter</text:p>
          </table:table-cell>
          <table:table-cell table:number-columns-repeated="1016"/>
        </table:table-row>
        <table:table-row table:style-name="ro1">
          <table:table-cell table:style-name="ce3" table:formula="of:=[.A3]" office:value-type="string" office:string-value="Inkjet" calcext:value-type="string">
            <text:p>Inkjet</text:p>
          </table:table-cell>
          <table:table-cell table:style-name="ce14" office:value-type="float" office:value="49990" calcext:value-type="float">
            <text:p><text:s/>49 990 Ft </text:p>
          </table:table-cell>
          <table:table-cell/>
          <table:table-cell table:style-name="ce3" table:formula="of:=[.A3]" office:value-type="string" office:string-value="Inkjet" calcext:value-type="string">
            <text:p>Inkjet</text:p>
          </table:table-cell>
          <table:table-cell table:style-name="ce17" table:formula="of:=[.B3]*[.$B11]" office:value-type="float" office:value="4399120" calcext:value-type="float">
            <text:p><text:s/>4 399 120 Ft </text:p>
          </table:table-cell>
          <table:table-cell table:style-name="ce17" table:formula="of:=[.C3]*[.$B11]" office:value-type="float" office:value="8098380" calcext:value-type="float">
            <text:p><text:s/>8 098 380 Ft </text:p>
          </table:table-cell>
          <table:table-cell table:style-name="ce17" table:formula="of:=[.D3]*[.$B11]" office:value-type="float" office:value="4799040" calcext:value-type="float">
            <text:p><text:s/>4 799 040 Ft </text:p>
          </table:table-cell>
          <table:table-cell table:style-name="ce14" table:formula="of:=[.E3]*[.$B11]" office:value-type="float" office:value="6448710" calcext:value-type="float">
            <text:p><text:s/>6 448 710 Ft </text:p>
          </table:table-cell>
          <table:table-cell table:number-columns-repeated="1016"/>
        </table:table-row>
        <table:table-row table:style-name="ro1">
          <table:table-cell table:style-name="ce3" table:formula="of:=[.A4]" office:value-type="string" office:string-value="Leser" calcext:value-type="string">
            <text:p>Leser</text:p>
          </table:table-cell>
          <table:table-cell table:style-name="ce14" office:value-type="float" office:value="89990" calcext:value-type="float">
            <text:p><text:s/>89 990 Ft </text:p>
          </table:table-cell>
          <table:table-cell/>
          <table:table-cell table:style-name="ce3" table:formula="of:=[.A4]" office:value-type="string" office:string-value="Leser" calcext:value-type="string">
            <text:p>Leser</text:p>
          </table:table-cell>
          <table:table-cell table:style-name="ce17" table:formula="of:=[.B4]*[.$B12]" office:value-type="float" office:value="3149650" calcext:value-type="float">
            <text:p><text:s/>3 149 650 Ft </text:p>
          </table:table-cell>
          <table:table-cell table:style-name="ce17" table:formula="of:=[.C4]*[.$B12]" office:value-type="float" office:value="4499500" calcext:value-type="float">
            <text:p><text:s/>4 499 500 Ft </text:p>
          </table:table-cell>
          <table:table-cell table:style-name="ce17" table:formula="of:=[.D4]*[.$B12]" office:value-type="float" office:value="5399400" calcext:value-type="float">
            <text:p><text:s/>5 399 400 Ft </text:p>
          </table:table-cell>
          <table:table-cell table:style-name="ce14" table:formula="of:=[.E4]*[.$B12]" office:value-type="float" office:value="7919120" calcext:value-type="float">
            <text:p><text:s/>7 919 120 Ft </text:p>
          </table:table-cell>
          <table:table-cell table:number-columns-repeated="1016"/>
        </table:table-row>
        <table:table-row table:style-name="ro1">
          <table:table-cell table:style-name="ce3" table:formula="of:=[.A5]" office:value-type="string" office:string-value="Multifunction" calcext:value-type="string">
            <text:p>Multifunction</text:p>
          </table:table-cell>
          <table:table-cell table:style-name="ce14" office:value-type="float" office:value="79990" calcext:value-type="float">
            <text:p><text:s/>79 990 Ft </text:p>
          </table:table-cell>
          <table:table-cell/>
          <table:table-cell table:style-name="ce3" table:formula="of:=[.A5]" office:value-type="string" office:string-value="Multifunction" calcext:value-type="string">
            <text:p>Multifunction</text:p>
          </table:table-cell>
          <table:table-cell table:style-name="ce17" table:formula="of:=[.B5]*[.$B13]" office:value-type="float" office:value="1599800" calcext:value-type="float">
            <text:p><text:s/>1 599 800 Ft </text:p>
          </table:table-cell>
          <table:table-cell table:style-name="ce17" table:formula="of:=[.C5]*[.$B13]" office:value-type="float" office:value="4399450" calcext:value-type="float">
            <text:p><text:s/>4 399 450 Ft </text:p>
          </table:table-cell>
          <table:table-cell table:style-name="ce17" table:formula="of:=[.D5]*[.$B13]" office:value-type="float" office:value="3199600" calcext:value-type="float">
            <text:p><text:s/>3 199 600 Ft </text:p>
          </table:table-cell>
          <table:table-cell table:style-name="ce14" table:formula="of:=[.E5]*[.$B13]" office:value-type="float" office:value="7999000" calcext:value-type="float">
            <text:p><text:s/>7 999 000 Ft </text:p>
          </table:table-cell>
          <table:table-cell table:number-columns-repeated="1016"/>
        </table:table-row>
        <table:table-row table:style-name="ro2">
          <table:table-cell table:style-name="ce7" table:formula="of:=[.A6]" office:value-type="string" office:string-value="Picture" calcext:value-type="string">
            <text:p>Picture</text:p>
          </table:table-cell>
          <table:table-cell table:style-name="ce15" office:value-type="float" office:value="166990" calcext:value-type="float">
            <text:p><text:s/>166 990 Ft </text:p>
          </table:table-cell>
          <table:table-cell/>
          <table:table-cell table:style-name="ce7" table:formula="of:=[.A6]" office:value-type="string" office:string-value="Picture" calcext:value-type="string">
            <text:p>Picture</text:p>
          </table:table-cell>
          <table:table-cell table:style-name="ce41" table:formula="of:=[.B6]*[.$B14]" office:value-type="float" office:value="2504850" calcext:value-type="float">
            <text:p><text:s/>2 504 850 Ft </text:p>
          </table:table-cell>
          <table:table-cell table:style-name="ce41" table:formula="of:=[.C6]*[.$B14]" office:value-type="float" office:value="5009700" calcext:value-type="float">
            <text:p><text:s/>5 009 700 Ft </text:p>
          </table:table-cell>
          <table:table-cell table:style-name="ce41" table:formula="of:=[.D6]*[.$B14]" office:value-type="float" office:value="7514550" calcext:value-type="float">
            <text:p><text:s/>7 514 550 Ft </text:p>
          </table:table-cell>
          <table:table-cell table:style-name="ce15" table:formula="of:=[.E6]*[.$B14]" office:value-type="float" office:value="10019400" calcext:value-type="float">
            <text:p><text:s/>10 019 400 Ft </text:p>
          </table:table-cell>
          <table:table-cell table:number-columns-repeated="1016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number number:decimal-places="0" loext:min-decimal-places="0" number:min-integer-digits="1" number:grouping="true"/>
      <number:text> Ft</number:text>
    </number:number-style>
    <number:number-style style:name="N112P0" style:volatile="true">
      <number:number number:decimal-places="0" loext:min-decimal-places="0" number:min-integer-digits="1" number:grouping="true"/>
      <number:text> Ft</number:text>
    </number:number-style>
    <number:number-style style:name="N112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Ft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Ft</number:text>
    </number:number-style>
    <number:number-style style:name="N115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Ft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2" style:volatile="true">
      <loext:text> </loext:text>
      <loext:fill-character> </loext:fill-character>
      <number:text>-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2" style:volatile="true">
      <loext:text> </loext:text>
      <loext:fill-character> </loext:fill-character>
      <number:text>- Ft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0" loext:min-decimal-places="0" number:min-integer-digits="1"/>
      <number:text> db</number:text>
    </number:number-style>
    <number:number-style style:name="N140P0" style:volatile="true">
      <number:number number:decimal-places="0" loext:min-decimal-places="0" number:min-integer-digits="1" number:grouping="true"/>
      <number:text> </number:text>
    </number:number-style>
    <number:number-style style:name="N140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0P0"/>
    </number:number-style>
    <number:number-style style:name="N142P0" style:volatile="true">
      <number:text>Igen</number:text>
    </number:number-style>
    <number:number-style style:name="N142P1" style:volatile="true">
      <number:text>Igen</number:text>
    </number:number-style>
    <number:number-style style:name="N142">
      <number:text>Nem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Igaz</number:text>
    </number:number-style>
    <number:number-style style:name="N144P1" style:volatile="true">
      <number:text>Igaz</number:text>
    </number:number-style>
    <number:number-style style:name="N144">
      <number:text>Hamis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Be</number:text>
    </number:number-style>
    <number:number-style style:name="N146P1" style:volatile="true">
      <number:text>Be</number:text>
    </number:number-style>
    <number:number-style style:name="N146">
      <number:text>Ki</number:text>
      <style:map style:condition="value()&gt;0" style:apply-style-name="N146P0"/>
      <style:map style:condition="value()&lt;0" style:apply-style-name="N146P1"/>
    </number:number-style>
    <number:percentage-style style:name="N147">
      <number:number number:decimal-places="1" loext:min-decimal-places="1" number:min-integer-digits="1"/>
      <number:text>%</number:text>
    </number:percentage-style>
    <number:number-style style:name="N150P0" style:volatile="true">
      <loext:text> 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1" style:volatile="true">
      <loext:text>-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0" loext:min-decimal-places="0" number:min-integer-digits="1"/>
      <number:text> nap</number:text>
    </number:number-style>
    <number:number-style style:name="N152">
      <number:number number:decimal-places="0" loext:min-decimal-places="0" number:min-integer-digits="1"/>
      <number:text> éve</number:text>
    </number:number-style>
    <number:number-style style:name="N155P0" style:volatile="true">
      <loext:text> 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1" style:volatile="true">
      <loext:text>-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0" loext:min-decimal-places="0" number:min-integer-digits="1" number:grouping="true"/>
      <number:text> db</number:text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10">
      <style:table-cell-properties fo:padding="0.71mm"/>
    </style:style>
    <draw:gradient draw:name="Tango_20_Green" draw:display-name="Tango Green" draw:style="linear" draw:start-color="#8ae234" draw:end-color="#4e9a06" draw:start-intensity="100%" draw:end-intensity="100%" draw:angle="300" draw:border="0%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6">0000.00.00</text:date>, <text:time style:data-style-name="N2" text:time-value="21:47:25.07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élda_5f_06_5f_a" style:display-name="PageStyle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példa_5f_06_5f_a" style:display-name="PageStyle_Mo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élda_5f_06_5f_b" style:display-name="PageStyle_Példa_06_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6_5f_példa_5f_b" style:display-name="PageStyle_Mo_6_példa_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-SAFE</meta:initial-creator>
    <meta:creation-date>2006-06-22T08:46:27</meta:creation-date>
    <dc:date>2017-02-16T21:48:32.902000000</dc:date>
    <meta:print-date>2006-09-05T16:08:04</meta:print-date>
    <meta:editing-duration>PT32M10S</meta:editing-duration>
    <meta:editing-cycles>26</meta:editing-cycles>
    <meta:generator>LibreOfficeDev/5.4.0.0.alpha0$Windows_x86 LibreOffice_project/63e370c8117aeb2a1863c4b9262f512ea5a8c11c</meta:generator>
    <meta:document-statistic meta:table-count="1" meta:cell-count="72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percentage-style style:name="N10011" number:language="hu" number:country="HU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37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37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37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37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ff7f00" draw:fill-color="#ff7f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132cm" svg:height="13.841cm" xlink:href=".." xlink:type="simple" chart:class="chart:line" chart:style-name="ch1">
        <chart:legend svg:x="22.202cm" svg:y="4.692cm" style:legend-expansion="custom" chartooo:width="3.166cm" chartooo:height="3.846cm" style:legend-expansion-aspect-ratio="0.823192927717109" chart:style-name="ch2"/>
        <chart:plot-area chart:style-name="ch3" table:cell-range-address="Mo_példa_06_a.D10:Mo_példa_06_a.H14" chart:data-source-has-labels="both" svg:x="1.505cm" svg:y="0.277cm" svg:width="20.761cm" svg:height="13.283cm">
          <chartooo:coordinate-region svg:x="3.105cm" svg:y="0.45cm" svg:width="18.432cm" svg:height="12.516cm"/>
          <chart:axis chart:dimension="x" chart:name="primary-x" chart:style-name="ch4" chartooo:axis-type="auto">
            <chartooo:date-scale/>
            <chart:categories table:cell-range-address="Mo_példa_06_a.E10:Mo_példa_06_a.H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o_példa_06_a.E11:Mo_példa_06_a.H11" chart:label-cell-address="Mo_példa_06_a.D11:Mo_példa_06_a.D11" chart:class="chart:line">
            <chart:data-point chart:repeated="4"/>
          </chart:series>
          <chart:series chart:style-name="ch8" chart:values-cell-range-address="Mo_példa_06_a.E12:Mo_példa_06_a.H12" chart:label-cell-address="Mo_példa_06_a.D12:Mo_példa_06_a.D12" chart:class="chart:line">
            <chart:data-point chart:repeated="4"/>
          </chart:series>
          <chart:series chart:style-name="ch9" chart:values-cell-range-address="Mo_példa_06_a.E13:Mo_példa_06_a.H13" chart:label-cell-address="Mo_példa_06_a.D13:Mo_példa_06_a.D13" chart:class="chart:line">
            <chart:data-point chart:repeated="4"/>
          </chart:series>
          <chart:series chart:style-name="ch10" chart:values-cell-range-address="Mo_példa_06_a.E14:Mo_példa_06_a.H14" chart:label-cell-address="Mo_példa_06_a.D14:Mo_példa_06_a.D14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quarter</text:p>
                <draw:g>
                  <svg:desc>Mo_példa_06_a.E10:Mo_példa_06_a.H10</svg:desc>
                </draw:g>
              </table:table-cell>
              <table:table-cell office:value-type="string">
                <text:p>2. quarter</text:p>
              </table:table-cell>
              <table:table-cell office:value-type="string">
                <text:p>3. quarter</text:p>
              </table:table-cell>
              <table:table-cell office:value-type="string">
                <text:p>4. quarter</text:p>
              </table:table-cell>
            </table:table-row>
          </table:table-header-rows>
          <table:table-rows>
            <table:table-row>
              <table:table-cell office:value-type="string">
                <text:p>Inkjet</text:p>
                <draw:g>
                  <svg:desc>Mo_példa_06_a.D11:Mo_példa_06_a.D11</svg:desc>
                </draw:g>
              </table:table-cell>
              <table:table-cell office:value-type="float" office:value="4399120">
                <text:p>4399120</text:p>
                <draw:g>
                  <svg:desc>Mo_példa_06_a.E11:Mo_példa_06_a.H11</svg:desc>
                </draw:g>
              </table:table-cell>
              <table:table-cell office:value-type="float" office:value="8098380">
                <text:p>8098380</text:p>
              </table:table-cell>
              <table:table-cell office:value-type="float" office:value="4799040">
                <text:p>4799040</text:p>
              </table:table-cell>
              <table:table-cell office:value-type="float" office:value="6448710">
                <text:p>6448710</text:p>
              </table:table-cell>
            </table:table-row>
            <table:table-row>
              <table:table-cell office:value-type="string">
                <text:p>Leser</text:p>
                <draw:g>
                  <svg:desc>Mo_példa_06_a.D12:Mo_példa_06_a.D12</svg:desc>
                </draw:g>
              </table:table-cell>
              <table:table-cell office:value-type="float" office:value="3149650">
                <text:p>3149650</text:p>
                <draw:g>
                  <svg:desc>Mo_példa_06_a.E12:Mo_példa_06_a.H12</svg:desc>
                </draw:g>
              </table:table-cell>
              <table:table-cell office:value-type="float" office:value="4499500">
                <text:p>4499500</text:p>
              </table:table-cell>
              <table:table-cell office:value-type="float" office:value="5399400">
                <text:p>5399400</text:p>
              </table:table-cell>
              <table:table-cell office:value-type="float" office:value="7919120">
                <text:p>7919120</text:p>
              </table:table-cell>
            </table:table-row>
            <table:table-row>
              <table:table-cell office:value-type="string">
                <text:p>Multifunction</text:p>
                <draw:g>
                  <svg:desc>Mo_példa_06_a.D13:Mo_példa_06_a.D13</svg:desc>
                </draw:g>
              </table:table-cell>
              <table:table-cell office:value-type="float" office:value="1599800">
                <text:p>1599800</text:p>
                <draw:g>
                  <svg:desc>Mo_példa_06_a.E13:Mo_példa_06_a.H13</svg:desc>
                </draw:g>
              </table:table-cell>
              <table:table-cell office:value-type="float" office:value="4399450">
                <text:p>4399450</text:p>
              </table:table-cell>
              <table:table-cell office:value-type="float" office:value="3199600">
                <text:p>3199600</text:p>
              </table:table-cell>
              <table:table-cell office:value-type="float" office:value="7999000">
                <text:p>7999000</text:p>
              </table:table-cell>
            </table:table-row>
            <table:table-row>
              <table:table-cell office:value-type="string">
                <text:p>Picture</text:p>
                <draw:g>
                  <svg:desc>Mo_példa_06_a.D14:Mo_példa_06_a.D14</svg:desc>
                </draw:g>
              </table:table-cell>
              <table:table-cell office:value-type="float" office:value="2504850">
                <text:p>2504850</text:p>
                <draw:g>
                  <svg:desc>Mo_példa_06_a.E14:Mo_példa_06_a.H14</svg:desc>
                </draw:g>
              </table:table-cell>
              <table:table-cell office:value-type="float" office:value="5009700">
                <text:p>5009700</text:p>
              </table:table-cell>
              <table:table-cell office:value-type="float" office:value="7514550">
                <text:p>7514550</text:p>
              </table:table-cell>
              <table:table-cell office:value-type="float" office:value="10019400">
                <text:p>100194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63e370c8117aeb2a1863c4b9262f512ea5a8c11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